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6d3" officeooo:paragraph-rsid="000156d3"/>
    </style:style>
    <style:style style:name="P2" style:family="paragraph" style:parent-style-name="Standard">
      <style:text-properties officeooo:paragraph-rsid="000156d3"/>
    </style:style>
    <style:style style:name="P3" style:family="paragraph" style:parent-style-name="Standard">
      <style:text-properties fo:font-size="12pt" officeooo:rsid="000156d3" officeooo:paragraph-rsid="000156d3" style:font-size-asian="12pt" style:font-size-complex="12pt"/>
    </style:style>
    <style:style style:name="P4" style:family="paragraph" style:parent-style-name="Standard">
      <style:text-properties fo:font-size="12pt" fo:font-weight="bold" officeooo:rsid="0002ddfa" officeooo:paragraph-rsid="0002ddfa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060613"/>
    </style:style>
    <style:style style:name="P6" style:family="paragraph" style:parent-style-name="Standard" style:list-style-name="L1">
      <style:text-properties officeooo:paragraph-rsid="000156d3"/>
    </style:style>
    <style:style style:name="P7" style:family="paragraph" style:parent-style-name="Standard" style:list-style-name="L1">
      <style:text-properties officeooo:paragraph-rsid="00060613"/>
    </style:style>
    <style:style style:name="P8" style:family="paragraph" style:parent-style-name="Standard">
      <style:text-properties fo:font-weight="bold" officeooo:rsid="00060613" officeooo:paragraph-rsid="00060613" style:font-weight-asian="bold" style:font-weight-complex="bold"/>
    </style:style>
    <style:style style:name="P9" style:family="paragraph" style:parent-style-name="Standard">
      <style:text-properties fo:font-weight="bold" officeooo:rsid="00097592" officeooo:paragraph-rsid="00097592" style:font-weight-asian="bold" style:font-weight-complex="bold"/>
    </style:style>
    <style:style style:name="P10" style:family="paragraph" style:parent-style-name="Standard">
      <style:text-properties fo:font-weight="normal" officeooo:rsid="00060613" officeooo:paragraph-rsid="00060613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60613" officeooo:paragraph-rsid="00060613" style:font-weight-asian="normal" style:font-weight-complex="normal"/>
    </style:style>
    <style:style style:name="P12" style:family="paragraph" style:parent-style-name="Standard">
      <style:text-properties officeooo:rsid="00223afb" officeooo:paragraph-rsid="00223a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7592" style:font-weight-asian="bold" style:font-weight-complex="bold"/>
    </style:style>
    <style:style style:name="T3" style:family="text">
      <style:text-properties officeooo:rsid="00060613"/>
    </style:style>
    <style:style style:name="T4" style:family="text">
      <style:text-properties officeooo:rsid="000156d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color="#800000" style:text-underline-style="none"/>
    </style:style>
    <style:style style:name="T8" style:family="text">
      <style:text-properties fo:color="#111111" style:text-underline-style="none"/>
    </style:style>
    <style:style style:name="T9" style:family="text">
      <style:text-properties officeooo:rsid="000dc410"/>
    </style:style>
    <style:style style:name="T10" style:family="text">
      <style:text-properties officeooo:rsid="0018ae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Kafka Introduction: <text:tab/></text:span><text:a xlink:type="simple" xlink:href="https://www.youtube.com/watch?v=dq-ZACSt_gA&amp;t=92s" text:style-name="Internet_20_link" text:visited-style-name="Visited_20_Internet_20_Link"><text:span text:style-name="T5">https://www.youtube.com/watch?v=dq-ZACSt_gA&amp;t=92s</text:span></text:a></text:p>
      <text:p text:style-name="P1"><text:span text:style-name="T1"/></text:p>
      <text:p text:style-name="P1"><text:span text:style-name="T1"/></text:p>
      <text:p text:style-name="P1"><text:span text:style-name="T1">K</text:span><text:span text:style-name="T2">afka Basic </text:span><text:span text:style-name="T1">Concepts:</text:span><text:tab/><text:a xlink:type="simple" xlink:href="https://www.youtube.com/watch?v=udnX21__SuU" text:style-name="Internet_20_link" text:visited-style-name="Visited_20_Internet_20_Link">https://www.youtube.com/watch?v=udnX21__SuU</text:a></text:p>
      <text:p text:style-name="P3"/>
      <text:p text:style-name="P3"/>
      <text:p text:style-name="P4">Kafka Connect API:</text:p>
      <text:p text:style-name="P4"/>
      <text:list xml:id="list7292747729019750586" text:style-name="L1">
        <text:list-item>
          <text:p text:style-name="P6"><text:span text:style-name="T4">Kafka Connect (or Connect API) is a framework to import/export data from/to other systems.</text:span></text:p>
        </text:list-item>
      </text:list>
      <text:p text:style-name="P2"/>
      <text:list xml:id="list21203618422088" text:continue-numbering="true" text:style-name="L1">
        <text:list-item>
          <text:p text:style-name="P7"><text:span text:style-name="T3">It uses </text:span>the Producer and Consumer API internally.</text:p>
          <text:p text:style-name="P7"/>
        </text:list-item>
        <text:list-item>
          <text:p text:style-name="P7">The Connect framework itself executes so-called "connectors" that implement the actual logic to read/write data from other systems.</text:p>
        </text:list-item>
      </text:list>
      <text:p text:style-name="P5"/>
      <text:list xml:id="list21203519524872" text:continue-numbering="true" text:style-name="L1">
        <text:list-item>
          <text:p text:style-name="P7">The Connect API defines the programming interface that must be implemented to build a custom connector.</text:p>
        </text:list-item>
      </text:list>
      <text:p text:style-name="P5"/>
      <text:list xml:id="list21203526854287" text:continue-numbering="true" text:style-name="L1">
        <text:list-item>
          <text:p text:style-name="P7">Many open source and commercial connectors for popular data systems are available already. However, Apache Kafka itself does not include production ready connectors.</text:p>
        </text:list-item>
      </text:list>
      <text:p text:style-name="P5"/>
      <text:p text:style-name="P5"/>
      <text:p text:style-name="P8">Kafka Streams API:</text:p>
      <text:p text:style-name="P8"/>
      <text:list xml:id="list858041888395975349" text:style-name="L2">
        <text:list-item>
          <text:p text:style-name="P11">Kafka Streams (or Streams API) is a stream-processing library written in Java.</text:p>
        </text:list-item>
      </text:list>
      <text:p text:style-name="P10"/>
      <text:list xml:id="list21204905626388" text:continue-numbering="true" text:style-name="L2">
        <text:list-item>
          <text:p text:style-name="P11">The main API is a stream-processing <text:a xlink:type="simple" xlink:href="https://en.wikipedia.org/wiki/Domain-specific_language" text:style-name="Internet_20_link" text:visited-style-name="Visited_20_Internet_20_Link"><text:span text:style-name="T8">domain-specific language</text:span></text:a> (DSL) that offers high-level operators like filter, map, grouping, windowing, aggregation, joins, and the notion of tables.</text:p>
        </text:list-item>
      </text:list>
      <text:p text:style-name="P10"/>
      <text:list xml:id="list21203793270637" text:continue-numbering="true" text:style-name="L2">
        <text:list-item>
          <text:p text:style-name="P11">For stateful stream processing, Kafka Streams uses <text:a xlink:type="simple" xlink:href="https://en.wikipedia.org/wiki/RocksDB" text:style-name="Internet_20_link" text:visited-style-name="Visited_20_Internet_20_Link"><text:span text:style-name="T8">RocksDB</text:span></text:a> to maintain local operator state. Because RocksDB can write to disk, the maintained state can be larger than available main memory.</text:p>
        </text:list-item>
      </text:list>
      <text:p text:style-name="P10"/>
      <text:p text:style-name="P10"/>
      <text:p text:style-name="P9"><text:span text:style-name="T9">Kafka </text:span>Offset <text:span text:style-name="T10">and its t</text:span>ypes:<text:tab/><text:tab/><text:a xlink:type="simple" xlink:href="https://www.youtube.com/watch?v=kZT8v2_b2XE" text:style-name="Internet_20_link" text:visited-style-name="Visited_20_Internet_20_Link"><text:span text:style-name="T5">https://www.youtube.com/watch?v=kZT8v2_b2XE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3:42:00.028811263</meta:creation-date>
    <dc:date>2019-07-25T02:12:02.435909224</dc:date>
    <meta:editing-duration>PT1H49M1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73" meta:character-count="1242" meta:non-whitespace-character-count="1089"/>
  </office:meta>
</office:document-meta>
</file>